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0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1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8425219384482613173" text:style-name="L1">
        <text:list-item>
          <text:p text:style-name="P7">10:09 <text:s/>uphill</text:p>
        </text:list-item>
        <text:list-item>
          <text:p text:style-name="P7"><text:s text:c="2"/>8:49 <text:s/>downhill</text:p>
        </text:list-item>
        <text:list-item>
          <text:p text:style-name="P7"><text:s text:c="2"/>8:05 <text:s/>downhill</text:p>
        </text:list-item>
        <text:list-item>
          <text:p text:style-name="P7">10:37 <text:s/>uphill</text:p>
        </text:list-item>
        <text:list-item>
          <text:p text:style-name="P7"><text:s text:c="2"/>9:48 <text:s/>uphill</text:p>
        </text:list-item>
        <text:list-item>
          <text:p text:style-name="P7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3802045664998269789" text:style-name="L2">
        <text:list-item>
          <text:p text:style-name="P9">1:42.3 <text:tab/>5. <text:s/>1:39.6</text:p>
        </text:list-item>
      </text:list>
      <text:list xml:id="list5229116182321187797" text:style-name="L3">
        <text:list-item>
          <text:p text:style-name="P10">1:43.3<text:tab/><text:tab/>6. <text:s/>1:38.3</text:p>
        </text:list-item>
        <text:list-item>
          <text:p text:style-name="P10">1:46.0<text:tab/><text:tab/>7. <text:s/>1:39.1</text:p>
        </text:list-item>
        <text:list-item>
          <text:p text:style-name="P10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4953634917679270177" text:style-name="L4">
        <text:list-item>
          <text:p text:style-name="P8">9:58<text:tab/><text:tab/>124</text:p>
        </text:list-item>
        <text:list-item>
          <text:p text:style-name="P8">9:59<text:tab/><text:tab/>130 </text:p>
        </text:list-item>
        <text:list-item>
          <text:p text:style-name="P8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11"><text:soft-page-break/></text:p>
      <text:p text:style-name="P11">I have had a good year of running and racing and now have decided not to run very hard or fast for awhile. <text:s/>This means I may not run another race until the end of the year.</text:p>
      <text:p text:style-name="P11"/>
      <text:p text:style-name="P11"/>
      <text:p text:style-name="P11"/>
      <text:p text:style-name="P12">Sat 8/6/16: <text:s/><text:span text:style-name="T1">2miles</text:span> </text:p>
      <text:p text:style-name="P12">I walked and ran 2 miles in 23:40. <text:s/>I walked 0.15 miles at the beginning of each mile. </text:p>
      <text:p text:style-name="P12"/>
      <text:p text:style-name="P12">Sun 8/7/16: <text:s/><text:span text:style-name="T1">1.5 miles</text:span></text:p>
      <text:p text:style-name="P12">I walked and ran 1.5 miles.</text:p>
      <text:p text:style-name="P12"/>
      <text:p text:style-name="P12">Mon 8/8/16: <text:s/><text:span text:style-name="T1">1.5 miles</text:span></text:p>
      <text:p text:style-name="P12">I walked and ran 1.5 miles.</text:p>
      <text:p text:style-name="P12"/>
      <text:p text:style-name="P12">Tues 8/9/16: <text:s/><text:span text:style-name="T1">1.5 miles</text:span></text:p>
      <text:p text:style-name="P12">I walked and ran 1.5 miles.</text:p>
      <text:p text:style-name="P12"/>
      <text:p text:style-name="P12">Wed 8/10/16: <text:s/><text:span text:style-name="T1">2 miles</text:span></text:p>
      <text:p text:style-name="P12">I ran 2 miles on the indoor track with no shoes.</text:p>
      <text:p text:style-name="P12"/>
      <text:p text:style-name="P12">Thur 8/11/16: <text:s/><text:span text:style-name="T1">3 miles</text:span></text:p>
      <text:p text:style-name="P12">I walked and ran 3 miles in 31:52 with a total of 1:20 of walking.</text:p>
      <text:p text:style-name="P12"/>
      <text:p text:style-name="P12">Fri <text:s/>8/12/16: <text:s/><text:span text:style-name="T1">3 miles</text:span></text:p>
      <text:p text:style-name="P12">I walked and ran 3 miles in 32:10 with a total of 1:30 of walking.</text:p>
      <text:p text:style-name="P12"/>
      <text:p text:style-name="P12"/>
      <text:p text:style-name="P12"/>
      <text:p text:style-name="P11">14.5 miles in the last week</text:p>
      <text:p text:style-name="P2"><text:soft-page-break/>Sat 8/13/16: <text:s/><text:span text:style-name="T1">4 miles</text:span></text:p>
      <text:p text:style-name="P2">I ran and walked 4 miles on hilly roads in 44:28. I walked a total of 4:3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13T10:38:35.93</dc:date>
    <dc:creator>James Lombardi</dc:creator>
    <meta:editing-duration>PT15H9M22S</meta:editing-duration>
    <meta:editing-cycles>125</meta:editing-cycles>
    <meta:document-statistic meta:table-count="0" meta:image-count="0" meta:object-count="0" meta:page-count="5" meta:paragraph-count="92" meta:word-count="1034" meta:character-count="5127"/>
  </office:meta>
</office:document-meta>
</file>